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22.85825in" svg:y="3.1865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16.49488in" svg:y="3.79606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10.02638in" svg:y="3.7917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áfico 4" svg:x="16.33622in" svg:y="0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Gráfico 5" svg:x="9.889in" svg:y="0.17076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Gráfico 6" svg:x="5.30433in" svg:y="10.87419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Gráfico 7" svg:x="2.82087in" svg:y="0.187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Gráfico 8" svg:x="18.93238in" svg:y="11.3794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Gráfico 9" svg:x="12.46388in" svg:y="11.37506in" svg:width="6.29882in" svg:height="3.54291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Gráfico 10" svg:x="18.77372in" svg:y="7.58333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Gráfico 11" svg:x="12.3265in" svg:y="7.7541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</text:p>
          </table:table-cell>
          <table:table-cell office:value-type="float" office:value="3.5593220338983" table:style-name="ce3">
            <text:p>3.5593220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5.7627118644067803" table:style-name="ce3">
            <text:p>5.7627118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6.6101694915254203" table:style-name="ce3">
            <text:p>6.6101694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12.203389830508501" table:style-name="ce3">
            <text:p>12.203389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</text:p>
          </table:table-cell>
          <table:table-cell office:value-type="float" office:value="5.2542372881355899" table:style-name="ce3">
            <text:p>5.2542372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3.0508474576271198" table:style-name="ce3">
            <text:p>3.0508474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6.1016949152542397" table:style-name="ce3">
            <text:p>6.1016949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2.20338983050847" table:style-name="ce3">
            <text:p>2.2033898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</text:p>
          </table:table-cell>
          <table:table-cell office:value-type="float" office:value="9.8305084745762699" table:style-name="ce3">
            <text:p>9.8305084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</text:p>
          </table:table-cell>
          <table:table-cell office:value-type="float" office:value="0.338983050847458" table:style-name="ce3">
            <text:p>0.3389830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</text:p>
          </table:table-cell>
          <table:table-cell office:value-type="float" office:value="3.8983050847457599" table:style-name="ce3">
            <text:p>3.8983050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ñ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</text:p>
          </table:table-cell>
          <table:table-cell office:value-type="float" office:value="1.5254237288135599" table:style-name="ce3">
            <text:p>1.5254237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</text:p>
          </table:table-cell>
          <table:table-cell office:value-type="float" office:value="0.84745762711864403" table:style-name="ce3">
            <text:p>0.8474576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q</text:p>
          </table:table-cell>
          <table:table-cell office:value-type="float" office:value="1.5254237288135599" table:style-name="ce3">
            <text:p>1.5254237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</text:p>
          </table:table-cell>
          <table:table-cell office:value-type="float" office:value="0" table:style-name="ce2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</text:p>
          </table:table-cell>
          <table:table-cell office:value-type="float" office:value="4.2372881355932197" table:style-name="ce3">
            <text:p>4.2372881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</text:p>
          </table:table-cell>
          <table:table-cell office:value-type="float" office:value="9.6610169491525397" table:style-name="ce3">
            <text:p>9.6610169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</text:p>
          </table:table-cell>
          <table:table-cell office:value-type="float" office:value="0" table:style-name="ce2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</text:p>
          </table:table-cell>
          <table:table-cell office:value-type="float" office:value="0.84745762711864403" table:style-name="ce3">
            <text:p>0.8474576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w</text:p>
          </table:table-cell>
          <table:table-cell office:value-type="float" office:value="11.1864406779661" table:style-name="ce3">
            <text:p>11.186440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float" office:value="2.3728813559322002" table:style-name="ce3">
            <text:p>2.3728813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y</text:p>
          </table:table-cell>
          <table:table-cell office:value-type="float" office:value="6.4406779661016902" table:style-name="ce3">
            <text:p>6.4406779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z</text:p>
          </table:table-cell>
          <table:table-cell office:value-type="float" office:value="2.5423728813559299" table:style-name="ce3">
            <text:p>2.54237288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Ingles</text:p>
          </table:table-cell>
          <table:table-cell table:number-columns-repeated="2" table:style-name="ce1"/>
          <table:table-cell office:value-type="string" table:style-name="ce1">
            <text:p>frances</text:p>
          </table:table-cell>
          <table:table-cell table:number-columns-repeated="2" table:style-name="ce1"/>
          <table:table-cell office:value-type="string" table:style-name="ce1">
            <text:p>italiano</text:p>
          </table:table-cell>
          <table:table-cell table:number-columns-repeated="2" table:style-name="ce1"/>
          <table:table-cell office:value-type="string" table:style-name="ce1">
            <text:p>españo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7.5717673727522099" table:style-name="ce3">
            <text:p>7.571767373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float" office:value="7.7528192397356097" table:style-name="ce3">
            <text:p>7.75281924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float" office:value="11.1285126661774" table:style-name="ce3">
            <text:p>11.12851267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float" office:value="12.7070316374095" table:style-name="ce3">
            <text:p>12.7070316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2.09849321853094" table:style-name="ce3">
            <text:p>2.098493219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float" office:value="0.75183727758797503" table:style-name="ce3">
            <text:p>0.751837278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float" office:value="0.86268618368350503" table:style-name="ce3">
            <text:p>0.862686184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float" office:value="1.39632715131079" table:style-name="ce3">
            <text:p>1.39632715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3.86553261200853" table:style-name="ce3">
            <text:p>3.865532612</text:p>
          </table:table-cell>
          <table:table-cell table:style-name="ce1"/>
          <table:table-cell office:value-type="string" table:style-name="ce2">
            <text:p>c</text:p>
          </table:table-cell>
          <table:table-cell office:value-type="float" office:value="3.16664785973067" table:style-name="ce3">
            <text:p>3.16664786</text:p>
          </table:table-cell>
          <table:table-cell table:style-name="ce1"/>
          <table:table-cell office:value-type="string" table:style-name="ce2">
            <text:p>c</text:p>
          </table:table-cell>
          <table:table-cell office:value-type="float" office:value="4.2408517052023802" table:style-name="ce3">
            <text:p>4.240851705</text:p>
          </table:table-cell>
          <table:table-cell table:style-name="ce1"/>
          <table:table-cell office:value-type="string" table:style-name="ce2">
            <text:p>c</text:p>
          </table:table-cell>
          <table:table-cell office:value-type="float" office:value="3.7232635789612898" table:style-name="ce3">
            <text:p>3.72326357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4.2538955348979002" table:style-name="ce3">
            <text:p>4.253895535</text:p>
          </table:table-cell>
          <table:table-cell table:style-name="ce1"/>
          <table:table-cell office:value-type="string" table:style-name="ce2">
            <text:p>d</text:p>
          </table:table-cell>
          <table:table-cell office:value-type="float" office:value="3.9361316453508102" table:style-name="ce3">
            <text:p>3.936131645</text:p>
          </table:table-cell>
          <table:table-cell table:style-name="ce1"/>
          <table:table-cell office:value-type="string" table:style-name="ce2">
            <text:p>d</text:p>
          </table:table-cell>
          <table:table-cell office:value-type="float" office:value="3.5585907358812201" table:style-name="ce3">
            <text:p>3.558590736</text:p>
          </table:table-cell>
          <table:table-cell table:style-name="ce1"/>
          <table:table-cell office:value-type="string" table:style-name="ce2">
            <text:p>d</text:p>
          </table:table-cell>
          <table:table-cell office:value-type="float" office:value="4.8906575423980998" table:style-name="ce3">
            <text:p>4.89065754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11.929956568119501" table:style-name="ce3">
            <text:p>11.92995657</text:p>
          </table:table-cell>
          <table:table-cell table:style-name="ce1"/>
          <table:table-cell office:value-type="string" table:style-name="ce2">
            <text:p>e</text:p>
          </table:table-cell>
          <table:table-cell office:value-type="float" office:value="17.988994341112999" table:style-name="ce3">
            <text:p>17.98899434</text:p>
          </table:table-cell>
          <table:table-cell table:style-name="ce1"/>
          <table:table-cell office:value-type="string" table:style-name="ce2">
            <text:p>e</text:p>
          </table:table-cell>
          <table:table-cell office:value-type="float" office:value="11.9636236583687" table:style-name="ce3">
            <text:p>11.96362366</text:p>
          </table:table-cell>
          <table:table-cell table:style-name="ce1"/>
          <table:table-cell office:value-type="string" table:style-name="ce2">
            <text:p>e</text:p>
          </table:table-cell>
          <table:table-cell office:value-type="float" office:value="13.4359813547555" table:style-name="ce3">
            <text:p>13.4359813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f</text:p>
          </table:table-cell>
          <table:table-cell office:value-type="float" office:value="1.4893991923194101" table:style-name="ce3">
            <text:p>1.489399192</text:p>
          </table:table-cell>
          <table:table-cell table:style-name="ce1"/>
          <table:table-cell office:value-type="string" table:style-name="ce2">
            <text:p>f</text:p>
          </table:table-cell>
          <table:table-cell office:value-type="float" office:value="0.93022306626683904" table:style-name="ce3">
            <text:p>0.930223066</text:p>
          </table:table-cell>
          <table:table-cell table:style-name="ce1"/>
          <table:table-cell office:value-type="string" table:style-name="ce2">
            <text:p>f</text:p>
          </table:table-cell>
          <table:table-cell office:value-type="float" office:value="1.1557851033415101" table:style-name="ce3">
            <text:p>1.155785103</text:p>
          </table:table-cell>
          <table:table-cell table:style-name="ce1"/>
          <table:table-cell office:value-type="string" table:style-name="ce2">
            <text:p>f</text:p>
          </table:table-cell>
          <table:table-cell office:value-type="float" office:value="0.68845251082680403" table:style-name="ce3">
            <text:p>0.68845251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3.1904811795184398" table:style-name="ce3">
            <text:p>3.19048118</text:p>
          </table:table-cell>
          <table:table-cell table:style-name="ce1"/>
          <table:table-cell office:value-type="string" table:style-name="ce2">
            <text:p>g</text:p>
          </table:table-cell>
          <table:table-cell office:value-type="float" office:value="1.0355018930981701" table:style-name="ce3">
            <text:p>1.035501893</text:p>
          </table:table-cell>
          <table:table-cell table:style-name="ce1"/>
          <table:table-cell office:value-type="string" table:style-name="ce2">
            <text:p>g</text:p>
          </table:table-cell>
          <table:table-cell office:value-type="float" office:value="1.61883557412449" table:style-name="ce3">
            <text:p>1.618835574</text:p>
          </table:table-cell>
          <table:table-cell table:style-name="ce1"/>
          <table:table-cell office:value-type="string" table:style-name="ce2">
            <text:p>g</text:p>
          </table:table-cell>
          <table:table-cell office:value-type="float" office:value="1.02358755661344" table:style-name="ce3">
            <text:p>1.02358755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2.2213597226455302" table:style-name="ce3">
            <text:p>2.221359723</text:p>
          </table:table-cell>
          <table:table-cell table:style-name="ce1"/>
          <table:table-cell office:value-type="string" table:style-name="ce2">
            <text:p>h</text:p>
          </table:table-cell>
          <table:table-cell office:value-type="float" office:value="1.0687541565329299" table:style-name="ce3">
            <text:p>1.068754157</text:p>
          </table:table-cell>
          <table:table-cell table:style-name="ce1"/>
          <table:table-cell office:value-type="string" table:style-name="ce2">
            <text:p>h</text:p>
          </table:table-cell>
          <table:table-cell office:value-type="float" office:value="0.81179072638945804" table:style-name="ce3">
            <text:p>0.811790726</text:p>
          </table:table-cell>
          <table:table-cell table:style-name="ce1"/>
          <table:table-cell office:value-type="string" table:style-name="ce2">
            <text:p>h</text:p>
          </table:table-cell>
          <table:table-cell office:value-type="float" office:value="1.0049919005587" table:style-name="ce3">
            <text:p>1.00499190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8.1375247637915304" table:style-name="ce3">
            <text:p>8.137524764</text:p>
          </table:table-cell>
          <table:table-cell table:style-name="ce1"/>
          <table:table-cell office:value-type="string" table:style-name="ce2">
            <text:p>i</text:p>
          </table:table-cell>
          <table:table-cell office:value-type="float" office:value="7.6636263453961799" table:style-name="ce3">
            <text:p>7.663626345</text:p>
          </table:table-cell>
          <table:table-cell table:style-name="ce1"/>
          <table:table-cell office:value-type="string" table:style-name="ce2">
            <text:p>i</text:p>
          </table:table-cell>
          <table:table-cell office:value-type="float" office:value="11.4128562579729" table:style-name="ce3">
            <text:p>11.41285626</text:p>
          </table:table-cell>
          <table:table-cell table:style-name="ce1"/>
          <table:table-cell office:value-type="string" table:style-name="ce2">
            <text:p>i</text:p>
          </table:table-cell>
          <table:table-cell office:value-type="float" office:value="6.9452709180468801" table:style-name="ce3">
            <text:p>6.94527091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j</text:p>
          </table:table-cell>
          <table:table-cell office:value-type="float" office:value="0.21739751600121901" table:style-name="ce3">
            <text:p>0.217397516</text:p>
          </table:table-cell>
          <table:table-cell table:style-name="ce1"/>
          <table:table-cell office:value-type="string" table:style-name="ce2">
            <text:p>j</text:p>
          </table:table-cell>
          <table:table-cell office:value-type="float" office:value="0.299030282368137" table:style-name="ce3">
            <text:p>0.299030282</text:p>
          </table:table-cell>
          <table:table-cell table:style-name="ce1"/>
          <table:table-cell office:value-type="string" table:style-name="ce2">
            <text:p>j</text:p>
          </table:table-cell>
          <table:table-cell office:value-type="float" office:value="2.0865500980678499E-2" table:style-name="ce3">
            <text:p>0.020865501</text:p>
          </table:table-cell>
          <table:table-cell table:style-name="ce1"/>
          <table:table-cell office:value-type="string" table:style-name="ce2">
            <text:p>j</text:p>
          </table:table-cell>
          <table:table-cell office:value-type="float" office:value="0.67564216998909099" table:style-name="ce3">
            <text:p>0.6756421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k</text:p>
          </table:table-cell>
          <table:table-cell office:value-type="float" office:value="1.0579377476379199" table:style-name="ce3">
            <text:p>1.057937748</text:p>
          </table:table-cell>
          <table:table-cell table:style-name="ce1"/>
          <table:table-cell office:value-type="string" table:style-name="ce2">
            <text:p>k</text:p>
          </table:table-cell>
          <table:table-cell office:value-type="float" office:value="9.1353691241329804E-2" table:style-name="ce3">
            <text:p>0.091353691</text:p>
          </table:table-cell>
          <table:table-cell table:style-name="ce1"/>
          <table:table-cell office:value-type="string" table:style-name="ce2">
            <text:p>k</text:p>
          </table:table-cell>
          <table:table-cell office:value-type="float" office:value="2.4056695248311701E-2" table:style-name="ce3">
            <text:p>0.024056695</text:p>
          </table:table-cell>
          <table:table-cell table:style-name="ce1"/>
          <table:table-cell office:value-type="string" table:style-name="ce2">
            <text:p>k</text:p>
          </table:table-cell>
          <table:table-cell office:value-type="float" office:value="2.5207444874210699E-2" table:style-name="ce3">
            <text:p>0.0252074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l</text:p>
          </table:table-cell>
          <table:table-cell office:value-type="float" office:value="5.2570672051203902" table:style-name="ce3">
            <text:p>5.257067205</text:p>
          </table:table-cell>
          <table:table-cell table:style-name="ce1"/>
          <table:table-cell office:value-type="string" table:style-name="ce2">
            <text:p>l</text:p>
          </table:table-cell>
          <table:table-cell office:value-type="float" office:value="5.4684967816130596" table:style-name="ce3">
            <text:p>5.468496782</text:p>
          </table:table-cell>
          <table:table-cell table:style-name="ce1"/>
          <table:table-cell office:value-type="string" table:style-name="ce2">
            <text:p>l</text:p>
          </table:table-cell>
          <table:table-cell office:value-type="float" office:value="6.3682327247971298" table:style-name="ce3">
            <text:p>6.368232725</text:p>
          </table:table-cell>
          <table:table-cell table:style-name="ce1"/>
          <table:table-cell office:value-type="string" table:style-name="ce2">
            <text:p>l</text:p>
          </table:table-cell>
          <table:table-cell office:value-type="float" office:value="4.6683361433435797" table:style-name="ce3">
            <text:p>4.66833614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</text:p>
          </table:table-cell>
          <table:table-cell office:value-type="float" office:value="2.6825853398354198" table:style-name="ce3">
            <text:p>2.68258534</text:p>
          </table:table-cell>
          <table:table-cell table:style-name="ce1"/>
          <table:table-cell office:value-type="string" table:style-name="ce2">
            <text:p>m</text:p>
          </table:table-cell>
          <table:table-cell office:value-type="float" office:value="2.7815458341036199" table:style-name="ce3">
            <text:p>2.781545834</text:p>
          </table:table-cell>
          <table:table-cell table:style-name="ce1"/>
          <table:table-cell office:value-type="string" table:style-name="ce2">
            <text:p>m</text:p>
          </table:table-cell>
          <table:table-cell office:value-type="float" office:value="1.5321717386199201" table:style-name="ce3">
            <text:p>1.532171739</text:p>
          </table:table-cell>
          <table:table-cell table:style-name="ce1"/>
          <table:table-cell office:value-type="string" table:style-name="ce2">
            <text:p>m</text:p>
          </table:table-cell>
          <table:table-cell office:value-type="float" office:value="3.17324539654203" table:style-name="ce3">
            <text:p>3.17324539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n</text:p>
          </table:table-cell>
          <table:table-cell office:value-type="float" office:value="6.6509829320329201" table:style-name="ce3">
            <text:p>6.650982932</text:p>
          </table:table-cell>
          <table:table-cell table:style-name="ce1"/>
          <table:table-cell office:value-type="string" table:style-name="ce2">
            <text:p>n</text:p>
          </table:table-cell>
          <table:table-cell office:value-type="float" office:value="7.40853226669996" table:style-name="ce3">
            <text:p>7.408532267</text:p>
          </table:table-cell>
          <table:table-cell table:style-name="ce1"/>
          <table:table-cell office:value-type="string" table:style-name="ce2">
            <text:p>n</text:p>
          </table:table-cell>
          <table:table-cell office:value-type="float" office:value="7.3761591604049697" table:style-name="ce3">
            <text:p>7.37615916</text:p>
          </table:table-cell>
          <table:table-cell table:style-name="ce1"/>
          <table:table-cell office:value-type="string" table:style-name="ce2">
            <text:p>n</text:p>
          </table:table-cell>
          <table:table-cell office:value-type="float" office:value="6.8832853978643902" table:style-name="ce3">
            <text:p>6.88328539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ñ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ñ</text:p>
          </table:table-cell>
          <table:table-cell office:value-type="float" office:value="8.4030990629344103E-4" table:style-name="ce3">
            <text:p>0.00084031</text:p>
          </table:table-cell>
          <table:table-cell table:style-name="ce1"/>
          <table:table-cell office:value-type="string" table:style-name="ce2">
            <text:p>ñ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ñ</text:p>
          </table:table-cell>
          <table:table-cell office:value-type="float" office:value="0.17975800852920801" table:style-name="ce3">
            <text:p>0.17975800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o</text:p>
          </table:table-cell>
          <table:table-cell office:value-type="float" office:value="5.7885362694300504" table:style-name="ce3">
            <text:p>5.788536269</text:p>
          </table:table-cell>
          <table:table-cell table:style-name="ce1"/>
          <table:table-cell office:value-type="string" table:style-name="ce2">
            <text:p>o</text:p>
          </table:table-cell>
          <table:table-cell office:value-type="float" office:value="5.2320095651276199" table:style-name="ce3">
            <text:p>5.232009565</text:p>
          </table:table-cell>
          <table:table-cell table:style-name="ce1"/>
          <table:table-cell office:value-type="string" table:style-name="ce2">
            <text:p>o</text:p>
          </table:table-cell>
          <table:table-cell office:value-type="float" office:value="9.0032591094276899" table:style-name="ce3">
            <text:p>9.003259109</text:p>
          </table:table-cell>
          <table:table-cell table:style-name="ce1"/>
          <table:table-cell office:value-type="string" table:style-name="ce2">
            <text:p>o</text:p>
          </table:table-cell>
          <table:table-cell office:value-type="float" office:value="8.8651690964990593" table:style-name="ce3">
            <text:p>8.86516909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</text:p>
          </table:table-cell>
          <table:table-cell office:value-type="float" office:value="2.8485503657421498" table:style-name="ce3">
            <text:p>2.848550366</text:p>
          </table:table-cell>
          <table:table-cell table:style-name="ce1"/>
          <table:table-cell office:value-type="string" table:style-name="ce2">
            <text:p>p</text:p>
          </table:table-cell>
          <table:table-cell office:value-type="float" office:value="2.7556162712808501" table:style-name="ce3">
            <text:p>2.755616271</text:p>
          </table:table-cell>
          <table:table-cell table:style-name="ce1"/>
          <table:table-cell office:value-type="string" table:style-name="ce2">
            <text:p>p</text:p>
          </table:table-cell>
          <table:table-cell office:value-type="float" office:value="2.9148695742537698" table:style-name="ce3">
            <text:p>2.914869574</text:p>
          </table:table-cell>
          <table:table-cell table:style-name="ce1"/>
          <table:table-cell office:value-type="string" table:style-name="ce2">
            <text:p>p</text:p>
          </table:table-cell>
          <table:table-cell office:value-type="float" office:value="2.6781877086845798" table:style-name="ce3">
            <text:p>2.67818770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q</text:p>
          </table:table-cell>
          <table:table-cell office:value-type="float" office:value="0.19072881743370901" table:style-name="ce3">
            <text:p>0.190728817</text:p>
          </table:table-cell>
          <table:table-cell table:style-name="ce1"/>
          <table:table-cell office:value-type="string" table:style-name="ce2">
            <text:p>q</text:p>
          </table:table-cell>
          <table:table-cell office:value-type="float" office:value="1.2370562263362701" table:style-name="ce3">
            <text:p>1.237056226</text:p>
          </table:table-cell>
          <table:table-cell table:style-name="ce1"/>
          <table:table-cell office:value-type="string" table:style-name="ce2">
            <text:p>q</text:p>
          </table:table-cell>
          <table:table-cell office:value-type="float" office:value="0.48268858935303" table:style-name="ce3">
            <text:p>0.482688589</text:p>
          </table:table-cell>
          <table:table-cell table:style-name="ce1"/>
          <table:table-cell office:value-type="string" table:style-name="ce2">
            <text:p>q</text:p>
          </table:table-cell>
          <table:table-cell office:value-type="float" office:value="1.23185890442659" table:style-name="ce3">
            <text:p>1.23185890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r</text:p>
          </table:table-cell>
          <table:table-cell office:value-type="float" office:value="7.19983427308747" table:style-name="ce3">
            <text:p>7.199834273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float" office:value="6.6850254373813103" table:style-name="ce3">
            <text:p>6.685025437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float" office:value="6.4757514239681599" table:style-name="ce3">
            <text:p>6.475751424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float" office:value="6.2911170617210503" table:style-name="ce3">
            <text:p>6.2911170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</text:p>
          </table:table-cell>
          <table:table-cell office:value-type="float" office:value="9.2647535050289491" table:style-name="ce3">
            <text:p>9.264753505</text:p>
          </table:table-cell>
          <table:table-cell table:style-name="ce1"/>
          <table:table-cell office:value-type="string" table:style-name="ce2">
            <text:p>s</text:p>
          </table:table-cell>
          <table:table-cell office:value-type="float" office:value="8.4123424719036404" table:style-name="ce3">
            <text:p>8.412342472</text:p>
          </table:table-cell>
          <table:table-cell table:style-name="ce1"/>
          <table:table-cell office:value-type="string" table:style-name="ce2">
            <text:p>s</text:p>
          </table:table-cell>
          <table:table-cell office:value-type="float" office:value="5.3135839320913902" table:style-name="ce3">
            <text:p>5.313583932</text:p>
          </table:table-cell>
          <table:table-cell table:style-name="ce1"/>
          <table:table-cell office:value-type="string" table:style-name="ce2">
            <text:p>s</text:p>
          </table:table-cell>
          <table:table-cell office:value-type="float" office:value="7.3903269529571203" table:style-name="ce3">
            <text:p>7.39032695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</text:p>
          </table:table-cell>
          <table:table-cell office:value-type="float" office:value="6.4192986132276699" table:style-name="ce3">
            <text:p>6.419298613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float" office:value="7.3039737055025897" table:style-name="ce3">
            <text:p>7.303973706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float" office:value="6.8400385234426002" table:style-name="ce3">
            <text:p>6.840038523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float" office:value="4.63775662005356" table:style-name="ce3">
            <text:p>4.6377566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u</text:p>
          </table:table-cell>
          <table:table-cell office:value-type="float" office:value="3.42526097226455" table:style-name="ce3">
            <text:p>3.425260972</text:p>
          </table:table-cell>
          <table:table-cell table:style-name="ce1"/>
          <table:table-cell office:value-type="string" table:style-name="ce2">
            <text:p>u</text:p>
          </table:table-cell>
          <table:table-cell office:value-type="float" office:value="5.7346349333634201" table:style-name="ce3">
            <text:p>5.734634933</text:p>
          </table:table-cell>
          <table:table-cell table:style-name="ce1"/>
          <table:table-cell office:value-type="string" table:style-name="ce2">
            <text:p>u</text:p>
          </table:table-cell>
          <table:table-cell office:value-type="float" office:value="3.3564817655977799" table:style-name="ce3">
            <text:p>3.356481766</text:p>
          </table:table-cell>
          <table:table-cell table:style-name="ce1"/>
          <table:table-cell office:value-type="string" table:style-name="ce2">
            <text:p>u</text:p>
          </table:table-cell>
          <table:table-cell office:value-type="float" office:value="4.7774306588647599" table:style-name="ce3">
            <text:p>4.77743065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v</text:p>
          </table:table-cell>
          <table:table-cell office:value-type="float" office:value="1.0398411307528199" table:style-name="ce3">
            <text:p>1.039841131</text:p>
          </table:table-cell>
          <table:table-cell table:style-name="ce1"/>
          <table:table-cell office:value-type="string" table:style-name="ce2">
            <text:p>v</text:p>
          </table:table-cell>
          <table:table-cell office:value-type="float" office:value="1.43380878868127" table:style-name="ce3">
            <text:p>1.433808789</text:p>
          </table:table-cell>
          <table:table-cell table:style-name="ce1"/>
          <table:table-cell office:value-type="string" table:style-name="ce2">
            <text:p>v</text:p>
          </table:table-cell>
          <table:table-cell office:value-type="float" office:value="1.4918424073715" table:style-name="ce3">
            <text:p>1.491842407</text:p>
          </table:table-cell>
          <table:table-cell table:style-name="ce1"/>
          <table:table-cell office:value-type="string" table:style-name="ce2">
            <text:p>v</text:p>
          </table:table-cell>
          <table:table-cell office:value-type="float" office:value="1.23103243082416" table:style-name="ce3">
            <text:p>1.231032431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w</text:p>
          </table:table-cell>
          <table:table-cell office:value-type="float" office:value="1.00864827796404" table:style-name="ce3">
            <text:p>1.008648278</text:p>
          </table:table-cell>
          <table:table-cell table:style-name="ce1"/>
          <table:table-cell office:value-type="string" table:style-name="ce2">
            <text:p>w</text:p>
          </table:table-cell>
          <table:table-cell office:value-type="float" office:value="4.9098107382002501E-2" table:style-name="ce3">
            <text:p>0.049098107</text:p>
          </table:table-cell>
          <table:table-cell table:style-name="ce1"/>
          <table:table-cell office:value-type="string" table:style-name="ce2">
            <text:p>w</text:p>
          </table:table-cell>
          <table:table-cell office:value-type="float" office:value="1.2846602564574599E-2" table:style-name="ce3">
            <text:p>0.012846603</text:p>
          </table:table-cell>
          <table:table-cell table:style-name="ce1"/>
          <table:table-cell office:value-type="string" table:style-name="ce2">
            <text:p>w</text:p>
          </table:table-cell>
          <table:table-cell office:value-type="float" office:value="9.5044464279810895E-3" table:style-name="ce3">
            <text:p>0.009504446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x</text:p>
          </table:table-cell>
          <table:table-cell office:value-type="float" office:value="0.29859417860408399" table:style-name="ce3">
            <text:p>0.298594179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0.40959105718188898" table:style-name="ce3">
            <text:p>0.409591057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9.8190592850251994E-3" table:style-name="ce3">
            <text:p>0.009819059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0.16860061489636" table:style-name="ce3">
            <text:p>0.16860061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y</text:p>
          </table:table-cell>
          <table:table-cell office:value-type="float" office:value="1.5298784669308101" table:style-name="ce3">
            <text:p>1.529878467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0.33036183744565001" table:style-name="ce3">
            <text:p>0.330361837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1.44012869513703E-2" table:style-name="ce3">
            <text:p>0.014401287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0.88060762339250898" table:style-name="ce3">
            <text:p>0.88060762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z</text:p>
          </table:table-cell>
          <table:table-cell office:value-type="float" office:value="0.361694224321853" table:style-name="ce3">
            <text:p>0.361694224</text:p>
          </table:table-cell>
          <table:table-cell table:style-name="ce1"/>
          <table:table-cell office:value-type="string" table:style-name="ce2">
            <text:p>z</text:p>
          </table:table-cell>
          <table:table-cell office:value-type="float" office:value="7.2146607668908305E-2" table:style-name="ce3">
            <text:p>0.072146608</text:p>
          </table:table-cell>
          <table:table-cell table:style-name="ce1"/>
          <table:table-cell office:value-type="string" table:style-name="ce2">
            <text:p>z</text:p>
          </table:table-cell>
          <table:table-cell office:value-type="float" office:value="1.0093992945005901" table:style-name="ce3">
            <text:p>1.009399295</text:p>
          </table:table-cell>
          <table:table-cell table:style-name="ce1"/>
          <table:table-cell office:value-type="string" table:style-name="ce2">
            <text:p>z</text:p>
          </table:table-cell>
          <table:table-cell office:value-type="float" office:value="0.41736916922873502" table:style-name="ce3">
            <text:p>0.417369169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xto 1</text:p>
          </table:table-cell>
          <table:table-cell table:number-columns-repeated="2" table:style-name="ce1"/>
          <table:table-cell office:value-type="string" table:style-name="ce1">
            <text:p>Principi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float" office:value="9.6446700507614196" table:style-name="ce3">
            <text:p>9.6446700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0.80971659919028305" table:style-name="ce3">
            <text:p>0.809716599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float" office:value="1.6243654822335001" table:style-name="ce3">
            <text:p>1.62436548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0.40485829959514202" table:style-name="ce3">
            <text:p>0.4048583</text:p>
          </table:table-cell>
          <table:table-cell table:style-name="ce1"/>
          <table:table-cell office:value-type="string" table:style-name="ce2">
            <text:p>c</text:p>
          </table:table-cell>
          <table:table-cell office:value-type="float" office:value="1.4213197969543101" table:style-name="ce3">
            <text:p>1.4213197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d</text:p>
          </table:table-cell>
          <table:table-cell office:value-type="float" office:value="4.9746192893401" table:style-name="ce3">
            <text:p>4.97461928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3.1039136302294201" table:style-name="ce3">
            <text:p>3.10391363</text:p>
          </table:table-cell>
          <table:table-cell table:style-name="ce1"/>
          <table:table-cell office:value-type="string" table:style-name="ce2">
            <text:p>e</text:p>
          </table:table-cell>
          <table:table-cell office:value-type="float" office:value="11.8781725888325" table:style-name="ce3">
            <text:p>11.878172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f</text:p>
          </table:table-cell>
          <table:table-cell office:value-type="float" office:value="2.23350253807107" table:style-name="ce3">
            <text:p>2.2335025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g</text:p>
          </table:table-cell>
          <table:table-cell office:value-type="float" office:value="2.3350253807106598" table:style-name="ce3">
            <text:p>2.33502538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h</text:p>
          </table:table-cell>
          <table:table-cell office:value-type="float" office:value="5.2791878172588804" table:style-name="ce3">
            <text:p>5.2791878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6.61268556005398" table:style-name="ce3">
            <text:p>6.61268556</text:p>
          </table:table-cell>
          <table:table-cell table:style-name="ce1"/>
          <table:table-cell office:value-type="string" table:style-name="ce2">
            <text:p>i</text:p>
          </table:table-cell>
          <table:table-cell office:value-type="float" office:value="6.2944162436548199" table:style-name="ce3">
            <text:p>6.2944162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</text:p>
          </table:table-cell>
          <table:table-cell office:value-type="float" office:value="5.6680161943319796" table:style-name="ce3">
            <text:p>5.668016194</text:p>
          </table:table-cell>
          <table:table-cell table:style-name="ce1"/>
          <table:table-cell office:value-type="string" table:style-name="ce2">
            <text:p>j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</text:p>
          </table:table-cell>
          <table:table-cell office:value-type="float" office:value="1.2145748987854299" table:style-name="ce3">
            <text:p>1.214574899</text:p>
          </table:table-cell>
          <table:table-cell table:style-name="ce1"/>
          <table:table-cell office:value-type="string" table:style-name="ce2">
            <text:p>k</text:p>
          </table:table-cell>
          <table:table-cell office:value-type="float" office:value="0.50761421319796896" table:style-name="ce3">
            <text:p>0.5076142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</text:p>
          </table:table-cell>
          <table:table-cell office:value-type="float" office:value="2.9689608636977098" table:style-name="ce3">
            <text:p>2.968960864</text:p>
          </table:table-cell>
          <table:table-cell table:style-name="ce1"/>
          <table:table-cell office:value-type="string" table:style-name="ce2">
            <text:p>l</text:p>
          </table:table-cell>
          <table:table-cell office:value-type="float" office:value="2.43654822335025" table:style-name="ce3">
            <text:p>2.4365482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</text:p>
          </table:table-cell>
          <table:table-cell office:value-type="float" office:value="12.280701754386" table:style-name="ce3">
            <text:p>12.28070175</text:p>
          </table:table-cell>
          <table:table-cell table:style-name="ce1"/>
          <table:table-cell office:value-type="string" table:style-name="ce2">
            <text:p>m</text:p>
          </table:table-cell>
          <table:table-cell office:value-type="float" office:value="4.0609137055837596" table:style-name="ce3">
            <text:p>4.0609137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</text:p>
          </table:table-cell>
          <table:table-cell office:value-type="float" office:value="8.9068825910931206" table:style-name="ce3">
            <text:p>8.906882591</text:p>
          </table:table-cell>
          <table:table-cell table:style-name="ce1"/>
          <table:table-cell office:value-type="string" table:style-name="ce2">
            <text:p>n</text:p>
          </table:table-cell>
          <table:table-cell office:value-type="float" office:value="7.81725888324873" table:style-name="ce3">
            <text:p>7.81725888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ñ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ñ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</text:p>
          </table:table-cell>
          <table:table-cell office:value-type="float" office:value="1.7543859649122799" table:style-name="ce3">
            <text:p>1.754385965</text:p>
          </table:table-cell>
          <table:table-cell table:style-name="ce1"/>
          <table:table-cell office:value-type="string" table:style-name="ce2">
            <text:p>o</text:p>
          </table:table-cell>
          <table:table-cell office:value-type="float" office:value="7.81725888324873" table:style-name="ce3">
            <text:p>7.81725888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</text:p>
          </table:table-cell>
          <table:table-cell office:value-type="float" office:value="5.3981106612685599" table:style-name="ce3">
            <text:p>5.398110661</text:p>
          </table:table-cell>
          <table:table-cell table:style-name="ce1"/>
          <table:table-cell office:value-type="string" table:style-name="ce2">
            <text:p>p</text:p>
          </table:table-cell>
          <table:table-cell office:value-type="float" office:value="1.7258883248731001" table:style-name="ce3">
            <text:p>1.7258883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q</text:p>
          </table:table-cell>
          <table:table-cell office:value-type="float" office:value="2.8340080971659898" table:style-name="ce3">
            <text:p>2.834008097</text:p>
          </table:table-cell>
          <table:table-cell table:style-name="ce1"/>
          <table:table-cell office:value-type="string" table:style-name="ce2">
            <text:p>q</text:p>
          </table:table-cell>
          <table:table-cell office:value-type="float" office:value="0.101522842639594" table:style-name="ce3">
            <text:p>0.1015228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</text:p>
          </table:table-cell>
          <table:table-cell office:value-type="float" office:value="11.605937921727399" table:style-name="ce3">
            <text:p>11.60593792</text:p>
          </table:table-cell>
          <table:table-cell table:style-name="ce1"/>
          <table:table-cell office:value-type="string" table:style-name="ce2">
            <text:p>r</text:p>
          </table:table-cell>
          <table:table-cell office:value-type="float" office:value="6.2944162436548199" table:style-name="ce3">
            <text:p>6.2944162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</text:p>
          </table:table-cell>
          <table:table-cell office:value-type="float" office:value="2.42914979757085" table:style-name="ce3">
            <text:p>2.429149798</text:p>
          </table:table-cell>
          <table:table-cell table:style-name="ce1"/>
          <table:table-cell office:value-type="string" table:style-name="ce2">
            <text:p>s</text:p>
          </table:table-cell>
          <table:table-cell office:value-type="float" office:value="5.8883248730964501" table:style-name="ce3">
            <text:p>5.88832487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</text:p>
          </table:table-cell>
          <table:table-cell office:value-type="float" office:value="0.67476383265856998" table:style-name="ce3">
            <text:p>0.674763833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float" office:value="9.4416243654822303" table:style-name="ce3">
            <text:p>9.4416243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</text:p>
          </table:table-cell>
          <table:table-cell office:value-type="float" office:value="10.1214574898785" table:style-name="ce3">
            <text:p>10.12145749</text:p>
          </table:table-cell>
          <table:table-cell table:style-name="ce1"/>
          <table:table-cell office:value-type="string" table:style-name="ce2">
            <text:p>u</text:p>
          </table:table-cell>
          <table:table-cell office:value-type="float" office:value="2.53807106598985" table:style-name="ce3">
            <text:p>2.5380710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</text:p>
          </table:table-cell>
          <table:table-cell office:value-type="float" office:value="5.2631578947368398" table:style-name="ce3">
            <text:p>5.263157895</text:p>
          </table:table-cell>
          <table:table-cell table:style-name="ce1"/>
          <table:table-cell office:value-type="string" table:style-name="ce2">
            <text:p>v</text:p>
          </table:table-cell>
          <table:table-cell office:value-type="float" office:value="0.50761421319796896" table:style-name="ce3">
            <text:p>0.5076142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</text:p>
          </table:table-cell>
          <table:table-cell office:value-type="float" office:value="2.1592442645074201" table:style-name="ce3">
            <text:p>2.159244265</text:p>
          </table:table-cell>
          <table:table-cell table:style-name="ce1"/>
          <table:table-cell office:value-type="string" table:style-name="ce2">
            <text:p>w</text:p>
          </table:table-cell>
          <table:table-cell office:value-type="float" office:value="2.0304568527918798" table:style-name="ce3">
            <text:p>2.0304568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x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float" office:value="0.20304568527918801" table:style-name="ce3">
            <text:p>0.20304568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</text:p>
          </table:table-cell>
          <table:table-cell office:value-type="float" office:value="9.9865047233468296" table:style-name="ce3">
            <text:p>9.986504723</text:p>
          </table:table-cell>
          <table:table-cell table:style-name="ce1"/>
          <table:table-cell office:value-type="string" table:style-name="ce2">
            <text:p>y</text:p>
          </table:table-cell>
          <table:table-cell office:value-type="float" office:value="2.9441624365482202" table:style-name="ce3">
            <text:p>2.94416243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z</text:p>
          </table:table-cell>
          <table:table-cell office:value-type="float" office:value="5.8029689608636996" table:style-name="ce3">
            <text:p>5.802968961</text:p>
          </table:table-cell>
          <table:table-cell table:style-name="ce1"/>
          <table:table-cell office:value-type="string" table:style-name="ce2">
            <text:p>z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Omar Bueno Zaldivar</meta:initial-creator>
    <dc:creator>Omar Bueno Zaldivar</dc:creator>
    <meta:creation-date>2022-12-05T11:26:57Z</meta:creation-date>
    <dc:date>2022-12-05T19:15:31Z</dc:date>
    <meta:editing-cycles>1</meta:editing-cycles>
    <meta:editing-duration>PT1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bitmap" draw:fill-image-name="a1" style:repeat="repeat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0000" draw:opacity="38.824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Inglé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2:.$A$58"/>
          </chart:axis>
          <chart:series chart:values-cell-range-address="Sheet1.$B$32:.$B$58" chart:class="chart:bar" chart:attached-axis="primary-y" chart:style-name="G0S0">
            <chart:data-point chart:repeated="27"/>
          </chart:series>
          <chart:series chart:values-cell-range-address="Sheet1.$B$1:.$B$27" chart:class="chart:bar" chart:attached-axis="primary-y" chart:style-name="G0S1">
            <chart:data-point chart:repeated="27"/>
          </chart:series>
          <chart:series chart:values-cell-range-address="Sheet1.$E$62:.$E$88" chart:class="chart:bar" chart:attached-axis="primary-y" chart:style-name="G0S2">
            <chart:data-point chart:repeated="2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3.922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Español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J$32:.$J$58"/>
          </chart:axis>
          <chart:series chart:values-cell-range-address="Sheet1.$K$32:.$K$58" chart:class="chart:bar" chart:attached-axis="primary-y" chart:style-name="G0S0">
            <chart:data-point chart:repeated="27"/>
          </chart:series>
          <chart:series chart:values-cell-range-address="Sheet1.$B$62:.$B$88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graphic" style:name="a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3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5.882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1" text:class-names="" text:cond-style-name="">Principito (inglé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62:.$D$88"/>
          </chart:axis>
          <chart:series chart:values-cell-range-address="Sheet1.$E$62:.$E$88" chart:class="chart:bar" chart:attached-axis="primary-y" chart:style-name="G0S0">
            <chart:data-point chart:repeated="27"/>
          </chart:series>
          <chart:series chart:values-cell-range-address="Sheet1.$B$62:.$B$88" chart:class="chart:bar" chart:attached-axis="primary-y" chart:style-name="G0S1">
            <chart:data-point chart:repeated="27"/>
          </chart:series>
          <chart:wall chart:style-name="Wal0"/>
        </chart:plot-area>
        <draw:connector draw:type="line" svg:x1="4.29631in" svg:y1="1.24261in" svg:x2="0.35442in" svg:y2="1.33582in" draw:id="id0" draw:style-name="a0" draw:name="Conector recto 2">
          <svg:title/>
          <svg:desc/>
        </draw:connector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7.059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Franc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32:.$D$58"/>
          </chart:axis>
          <chart:series chart:values-cell-range-address="Sheet1.$E$32:.$E$58" chart:class="chart:bar" chart:attached-axis="primary-y" chart:style-name="G0S0">
            <chart:data-point chart:repeated="27"/>
          </chart:series>
          <chart:series chart:values-cell-range-address="Sheet1.$B$1:.$B$27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2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3.137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0S0P15">
      <style:graphic-properties draw:fill="solid" draw:fill-color="#004586" draw:opacity="100%" draw:stroke="non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Italiano</text:p>
        </chart:title>
        <chart:legend chart:legend-position="end" chart:legend-align="center" chart:style-name="Lgnd"/>
        <chart:plot-area svg:x="16.07141732283464pt" svg:y="39.14212598425196pt" svg:width="371.1736220472441pt" svg:height="213.765196850393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G$32:.$G$58"/>
          </chart:axis>
          <chart:series chart:values-cell-range-address="Sheet1.$H$32:.$H$58" chart:class="chart:bar" chart:attached-axis="primary-y" chart:style-name="G0S0">
            <chart:data-point chart:repeated="15"/>
            <chart:data-point chart:style-name="G0S0P15"/>
            <chart:data-point chart:repeated="11"/>
          </chart:series>
          <chart:series chart:values-cell-range-address="Sheet1.$B$1:.$B$27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3.922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Español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J$32:.$J$58"/>
          </chart:axis>
          <chart:series chart:values-cell-range-address="Sheet1.$K$32:.$K$58" chart:class="chart:bar" chart:attached-axis="primary-y" chart:style-name="G0S0">
            <chart:data-point chart:repeated="27"/>
          </chart:series>
          <chart:series chart:values-cell-range-address="Sheet1.$B$1:.$B$27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5.882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Principito (inglé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62:.$D$88"/>
          </chart:axis>
          <chart:series chart:values-cell-range-address="Sheet1.$E$62:.$E$88" chart:class="chart:bar" chart:attached-axis="primary-y" chart:style-name="G0S0">
            <chart:data-point chart:repeated="27"/>
          </chart:series>
          <chart:series chart:values-cell-range-address="Sheet1.$B$1:.$B$27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Texto 1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62:.$A$88"/>
          </chart:axis>
          <chart:series chart:values-cell-range-address="Sheet1.$B$62:.$B$88" chart:class="chart:bar" chart:attached-axis="primary-y" chart:style-name="G0S0">
            <chart:data-point chart:repeated="2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Texto 2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1:.$A$27"/>
          </chart:axis>
          <chart:series chart:values-cell-range-address="Sheet1.$B$1:.$B$27" chart:class="chart:bar" chart:attached-axis="primary-y" chart:style-name="G0S0">
            <chart:data-point chart:repeated="2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7.059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Franc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32:.$D$58"/>
          </chart:axis>
          <chart:series chart:values-cell-range-address="Sheet1.$E$32:.$E$58" chart:class="chart:bar" chart:attached-axis="primary-y" chart:style-name="G0S0">
            <chart:data-point chart:repeated="27"/>
          </chart:series>
          <chart:series chart:values-cell-range-address="Sheet1.$B$62:.$B$88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1111" draw:opacity="23.137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7637795276pt" svg:width="453.5149606299212pt" chart:style-name="Crt0">
        <chart:title chart:style-name="CT00">
          <text:p text:style-name="a0" text:class-names="" text:cond-style-name="">Italiano</text:p>
        </chart:title>
        <chart:legend chart:legend-position="end" chart:legend-align="center" chart:style-name="Lgnd"/>
        <chart:plot-area svg:x="16.07141732283464pt" svg:y="39.14212598425196pt" svg:width="371.1736220472441pt" svg:height="213.765196850393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G$32:.$G$58"/>
          </chart:axis>
          <chart:series chart:values-cell-range-address="Sheet1.$H$32:.$H$58" chart:class="chart:bar" chart:attached-axis="primary-y" chart:style-name="G0S0">
            <chart:data-point chart:repeated="27"/>
          </chart:series>
          <chart:series chart:values-cell-range-address="Sheet1.$B$62:.$B$88" chart:class="chart:bar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